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Work Sans" svg:font-family="'Work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fo:color="#444444" style:font-name="Times New Roman" fo:font-size="18pt" fo:letter-spacing="normal" fo:font-style="normal" fo:font-weight="bold" style:font-size-asian="18pt" style:font-size-complex="18pt"/>
    </style:style>
    <style:style style:name="P2" style:family="paragraph" style:parent-style-name="Text_20_body">
      <style:text-properties fo:font-variant="normal" fo:text-transform="none" fo:color="#444444" style:font-name="Times New Roman" fo:font-size="13pt" fo:letter-spacing="normal" fo:font-style="normal" fo:font-weight="normal" style:font-size-asian="13pt" style:font-weight-asian="normal" style:font-size-complex="13pt" style:font-weight-complex="normal"/>
    </style:style>
    <style:style style:name="P3" style:family="paragraph" style:parent-style-name="Text_20_body">
      <style:text-properties fo:font-variant="normal" fo:text-transform="none" fo:color="#444444" style:font-name="Times New Roman" fo:font-size="13pt" fo:letter-spacing="normal" fo:font-style="normal" fo:font-weight="bold" style:font-size-asian="13pt" style:font-weight-asian="bold" style:font-size-complex="13pt" style:font-weight-complex="bold"/>
    </style:style>
    <style:style style:name="P4" style:family="paragraph" style:parent-style-name="Text_20_body">
      <style:text-properties fo:font-variant="normal" fo:text-transform="none" fo:color="#444444" style:font-name="Times New Roman" fo:font-size="13pt" fo:letter-spacing="normal" fo:font-style="normal" fo:font-weight="normal" style:font-size-asian="13pt" style:font-weight-asian="normal" style:font-size-complex="13pt" style:font-weight-complex="normal"/>
    </style:style>
    <style:style style:name="P5" style:family="paragraph" style:parent-style-name="Text_20_body" style:list-style-name="L1">
      <style:text-properties fo:font-variant="normal" fo:text-transform="none" fo:color="#444444" style:font-name="Times New Roman" fo:font-size="13pt" fo:letter-spacing="normal" fo:font-style="normal" fo:font-weight="normal" style:font-size-asian="13pt" style:font-weight-asian="normal" style:font-size-complex="13pt" style:font-weight-complex="normal"/>
    </style:style>
    <style:style style:name="P6" style:family="paragraph" style:parent-style-name="Text_20_body" style:list-style-name="L3">
      <style:text-properties fo:font-variant="normal" fo:text-transform="none" fo:color="#444444" style:font-name="Times New Roman" fo:font-size="13pt" fo:letter-spacing="normal" fo:font-style="normal" fo:font-weight="bold" style:font-size-asian="13pt" style:font-weight-asian="bold" style:font-size-complex="13pt" style:font-weight-complex="bold"/>
    </style:style>
    <style:style style:name="P7" style:family="paragraph" style:parent-style-name="Text_20_body" style:list-style-name="L4">
      <style:text-properties fo:font-variant="normal" fo:text-transform="none" fo:color="#3a3a3a" style:font-name="Times New Roman" fo:font-size="13pt" fo:letter-spacing="normal" fo:font-style="normal" fo:font-weight="bold" style:font-size-asian="13pt" style:font-weight-asian="bold" style:font-size-complex="13pt" style:font-weight-complex="bold"/>
    </style:style>
    <style:style style:name="P8" style:family="paragraph" style:parent-style-name="Text_20_body" style:list-style-name="L2"/>
    <style:style style:name="P9" style:family="paragraph" style:parent-style-name="Text_20_body" style:list-style-name="L2">
      <style:text-properties fo:font-size="13pt" fo:font-weight="bold" style:font-size-asian="13pt" style:font-weight-asian="bold" style:font-size-complex="13pt" style:font-weight-complex="bold"/>
    </style:style>
    <style:style style:name="P10" style:family="paragraph" style:parent-style-name="Text_20_body" style:list-style-name="L4">
      <style:text-properties fo:font-size="13pt" fo:font-weight="bold" style:font-size-asian="13pt" style:font-weight-asian="bold" style:font-size-complex="13pt" style:font-weight-complex="bold"/>
    </style:style>
    <style:style style:name="P11" style:family="paragraph" style:parent-style-name="Text_20_body" style:list-style-name="L4">
      <style:text-properties fo:font-size="13pt" fo:font-weight="normal"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size="18pt" style:font-size-asian="18pt" style:font-size-complex="18pt"/>
    </style:style>
    <style:style style:name="T3" style:family="text">
      <style:text-properties fo:font-variant="normal" fo:text-transform="none" fo:color="#3a3a3a" style:font-name="Work Sans" fo:font-size="12.75pt" fo:letter-spacing="normal" fo:font-style="normal" fo:font-weight="bold" style:font-size-asian="13pt" style:font-weight-asian="normal" style:font-size-complex="13pt" style:font-weight-complex="normal"/>
    </style:style>
    <style:style style:name="T4" style:family="text">
      <style:text-properties fo:font-variant="normal" fo:text-transform="none" fo:color="#3a3a3a" style:font-name="Times New Roman" fo:font-size="13pt" fo:letter-spacing="normal" fo:font-style="normal" fo:font-weight="bold" style:font-size-asian="13pt" style:font-weight-asian="normal" style:font-size-complex="13pt" style:font-weight-complex="normal"/>
    </style:style>
    <style:style style:name="T5" style:family="text">
      <style:text-properties fo:font-variant="normal" fo:text-transform="none" fo:color="#3a3a3a" style:font-name="Times New Roman" fo:font-size="13pt" fo:letter-spacing="normal" fo:font-style="normal" fo:font-weight="normal" style:font-size-asian="13pt" style:font-weight-asian="normal" style:font-size-complex="13pt" style:font-weight-complex="normal"/>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29"/>Software Testing Levels</text:h>
      <text:p text:style-name="P2">Testing the software in different levels is of 4 ways.</text:p>
      <text:list xml:id="list38631369" text:style-name="L1">
        <text:list-item>
          <text:p text:style-name="P5">Unit Testing</text:p>
        </text:list-item>
        <text:list-item>
          <text:p text:style-name="P5">Integration Testing</text:p>
        </text:list-item>
        <text:list-item>
          <text:p text:style-name="P5">System Testing</text:p>
        </text:list-item>
        <text:list-item>
          <text:p text:style-name="P5">Acceptance Testing.</text:p>
        </text:list-item>
      </text:list>
      <text:p text:style-name="P3">Unit Testing:<text:span text:style-name="T1">It is done by developers in the development stage.Testing a small part of code is called unit testing.</text:span></text:p>
      <text:p text:style-name="P3">Integration Testing:<text:span text:style-name="T1">It is done by QA.As for PTC-SM,Integration testing is the test which covers the funtionality with in a single web page.</text:span></text:p>
      <text:p text:style-name="P3">System Testing:<text:span text:style-name="T1">It is done by QA.It is the test that covers the functionality of different web pages.</text:span></text:p>
      <text:p text:style-name="P3">Acceptance Testing:<text:span text:style-name="T1">It will be done in production Environment by UAT(User Acceptance Tester) and it is different with QA testing because the data used to test in Acceptatnce testing is valid data and that data varies with data in QA testing.</text:span></text:p>
      <text:p text:style-name="P3"><text:span text:style-name="T1"><text:s text:c="23"/></text:span><text:span text:style-name="T2"><text:s text:c="13"/>Software Testing Types</text:span></text:p>
      <text:p text:style-name="P2">Software testing types includes functional and non-functional testing.</text:p>
      <text:list xml:id="list38625769" text:style-name="L2">
        <text:list-item>
          <text:p text:style-name="P8"><text:span text:style-name="T4">Ad-hoc</text:span><text:span text:style-name="T3">:</text:span><text:span text:style-name="T5">This testing involves testing random functionality of the product.</text:span></text:p>
        </text:list-item>
        <text:list-item>
          <text:p text:style-name="P8"><text:span text:style-name="T7">Beta Testing</text:span>:<text:span text:style-name="T6">It is done in real environment before product is released.It is limited to certain number of people.people uses and send feedback to company.</text:span></text:p>
        </text:list-item>
        <text:list-item>
          <text:p text:style-name="P9">Browser Compatibility Testing:<text:span text:style-name="T1">It tests whether the application can run on different browsers like chrome,ie.firefox etc.</text:span></text:p>
        </text:list-item>
        <text:list-item>
          <text:p text:style-name="P9">Exploratory Testing:<text:span text:style-name="T1">It means ,just explore the application and check for the defects in the application.</text:span></text:p>
        </text:list-item>
      </text:list>
      <text:p text:style-name="P3">Functional testing :</text:p>
      <text:list xml:id="list38636315" text:style-name="L3">
        <text:list-item>
          <text:p text:style-name="P6">Unit Testing:<text:span text:style-name="T1">It is done by developers in the development stage.</text:span></text:p>
        </text:list-item>
        <text:list-item>
          <text:p text:style-name="P6">Integration Testing<text:span text:style-name="T1">:It is done by QA when unit tests are integrated.</text:span></text:p>
        </text:list-item>
        <text:list-item>
          <text:p text:style-name="P6">System Testing<text:span text:style-name="T1">:It is done by QA where they check requriement document conditions are met or not for the complete integrated software.</text:span></text:p>
        </text:list-item>
        <text:list-item>
          <text:p text:style-name="P6">Sanity Testing<text:span text:style-name="T1">:In this testing software functionality is tested.It is the test that verifies main functionality of the application.</text:span></text:p>
        </text:list-item>
        <text:list-item>
          <text:p text:style-name="P6">Smoke Testing<text:span text:style-name="T1">: It will be done at the time of build.Ensures build is stable and does not have any defects.We will verify if there are any road blocks to testing. We will not test entire fuctionality in smoke and raise bugs.</text:span></text:p>
        </text:list-item>
        <text:list-item>
          <text:p text:style-name="P6">Regression Testing<text:span text:style-name="T1">: This testing is done to verify newly added changes doesn't show any effect on areas that are pobably effect.</text:span></text:p>
        </text:list-item>
        <text:list-item>
          <text:p text:style-name="P6">Acceptance Testing<text:span text:style-name="T1">:It will be done in production Environment by UAT(User </text:span><text:soft-page-break/><text:span text:style-name="T1">Acceptance Tester) and it is different with QA testing because the data used to test in Acceptatnce testing is valid data and that data varies with data in QA testing.</text:span></text:p>
        </text:list-item>
      </text:list>
      <text:p text:style-name="P2"/>
      <text:p text:style-name="P3">Non-functional testing :</text:p>
      <text:list xml:id="list38623810" text:style-name="L4">
        <text:list-item>
          <text:p text:style-name="P7">Performance Testing: <text:span text:style-name="T1">This test checks whether the application meets performance requirements.</text:span></text:p>
        </text:list-item>
        <text:list-item>
          <text:p text:style-name="P10">Load Testing:<text:span text:style-name="T1">This testing checks, how much workload can it handle without effect in performance of application.</text:span></text:p>
        </text:list-item>
        <text:list-item>
          <text:p text:style-name="P10">Monkey Testing:<text:span text:style-name="T1">In this test,random input values are given without having any knowledge of application to check the stability.</text:span></text:p>
          <text:p text:style-name="P1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Work Sans" svg:font-family="'Work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21H54M57S</meta:editing-duration>
    <meta:editing-cycles>27</meta:editing-cycles>
    <meta:generator>OpenOffice.org/3.3$Win32 OpenOffice.org_project/330m20$Build-9567</meta:generator>
    <dc:date>2018-11-16T19:19:33.13</dc:date>
    <meta:document-statistic meta:table-count="0" meta:image-count="0" meta:object-count="0" meta:page-count="2" meta:paragraph-count="28" meta:word-count="424" meta:character-count="2734"/>
    <meta:user-defined meta:name="Info 1"/>
    <meta:user-defined meta:name="Info 2"/>
    <meta:user-defined meta:name="Info 3"/>
    <meta:user-defined meta:name="Info 4"/>
  </office:meta>
</office:document-meta>
</file>